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Accum.GraphAccum( GraphAccum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Accum.setNoLegendYe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.updateGui( final SampleResult oneSamp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aphAccum.getScrollableTracksViewpor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.getNoLegendY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Accum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Accum.getPreferredScrollableViewpor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.getScrollableTracksViewpor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.setVisualizer( Object visu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Accum.setModel( Object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Accum.updat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Accum.drawSample( int x , SampleResult oneSample , Graphics g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GraphAccum.getScrollableUnitIncrement( Rectangle visibleRect , int orientation , int 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.paintComponent( Graphics 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aphAccum.GraphAcc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Accum.getScrollableBlockIncrement( Rectangle visibleRect , int orientation , int 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